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text-properties fo:font-size="12pt" officeooo:rsid="0019e084" officeooo:paragraph-rsid="00223acd" style:font-size-asian="10.5pt" style:font-size-complex="12pt"/>
    </style:style>
    <style:style style:name="P2" style:family="paragraph" style:parent-style-name="Standard" style:list-style-name="L1">
      <style:text-properties fo:font-size="12pt" officeooo:rsid="001ad393" officeooo:paragraph-rsid="001ad393" style:font-size-asian="10.5pt" style:font-size-complex="12pt"/>
    </style:style>
    <style:style style:name="P3" style:family="paragraph" style:parent-style-name="Standard" style:list-style-name="L1">
      <style:text-properties fo:font-size="12pt" officeooo:rsid="001ad393" officeooo:paragraph-rsid="001e0475" style:font-size-asian="10.5pt" style:font-size-complex="12pt"/>
    </style:style>
    <style:style style:name="P4" style:family="paragraph" style:parent-style-name="Standard" style:list-style-name="L1">
      <style:text-properties fo:font-size="12pt" officeooo:rsid="001ad393" officeooo:paragraph-rsid="00223acd" style:font-size-asian="10.5pt" style:font-size-complex="12pt"/>
    </style:style>
    <style:style style:name="P5" style:family="paragraph" style:parent-style-name="Standard" style:list-style-name="L2">
      <style:text-properties fo:font-size="12pt" officeooo:rsid="001ad393" officeooo:paragraph-rsid="00223acd" style:font-size-asian="10.5pt" style:font-size-complex="12pt"/>
    </style:style>
    <style:style style:name="P6" style:family="paragraph" style:parent-style-name="Standard" style:list-style-name="L2">
      <style:text-properties fo:font-size="12pt" officeooo:rsid="001ad393" officeooo:paragraph-rsid="0022d7c7" style:font-size-asian="10.5pt" style:font-size-complex="12pt"/>
    </style:style>
    <style:style style:name="P7" style:family="paragraph" style:parent-style-name="Standard" style:list-style-name="L1">
      <style:text-properties fo:font-size="12pt" officeooo:rsid="001ba85f" officeooo:paragraph-rsid="001e0475" style:font-size-asian="10.5pt" style:font-size-complex="12pt"/>
    </style:style>
    <style:style style:name="P8" style:family="paragraph" style:parent-style-name="Standard" style:list-style-name="L1">
      <style:text-properties fo:font-size="12pt" officeooo:rsid="001ba85f" officeooo:paragraph-rsid="002046f3" style:font-size-asian="10.5pt" style:font-size-complex="12pt"/>
    </style:style>
    <style:style style:name="P9" style:family="paragraph" style:parent-style-name="Standard" style:list-style-name="L1">
      <style:text-properties fo:font-size="12pt" officeooo:rsid="001ba85f" officeooo:paragraph-rsid="00223acd" style:font-size-asian="10.5pt" style:font-size-complex="12pt"/>
    </style:style>
    <style:style style:name="P10" style:family="paragraph" style:parent-style-name="Standard" style:list-style-name="L1">
      <style:text-properties fo:font-size="12pt" officeooo:rsid="001cbee2" officeooo:paragraph-rsid="001cbee2" style:font-size-asian="10.5pt" style:font-size-complex="12pt"/>
    </style:style>
    <style:style style:name="P11" style:family="paragraph" style:parent-style-name="Standard" style:list-style-name="L1">
      <style:text-properties fo:font-size="12pt" officeooo:rsid="001cbee2" officeooo:paragraph-rsid="0022d7c7" style:font-size-asian="10.5pt" style:font-size-complex="12pt"/>
    </style:style>
    <style:style style:name="P12" style:family="paragraph" style:parent-style-name="Standard">
      <style:text-properties fo:font-size="12pt" officeooo:rsid="001e0475" officeooo:paragraph-rsid="001e0475" style:font-size-asian="10.5pt" style:font-size-complex="12pt"/>
    </style:style>
    <style:style style:name="P13" style:family="paragraph" style:parent-style-name="Standard" style:list-style-name="L1">
      <style:text-properties fo:font-size="12pt" officeooo:rsid="001e0475" officeooo:paragraph-rsid="001e0475" style:font-size-asian="10.5pt" style:font-size-complex="12pt"/>
    </style:style>
    <style:style style:name="P14" style:family="paragraph" style:parent-style-name="Standard" style:list-style-name="L1">
      <style:text-properties fo:font-size="12pt" officeooo:rsid="002046f3" officeooo:paragraph-rsid="002046f3" style:font-size-asian="10.5pt" style:font-size-complex="12pt"/>
    </style:style>
    <style:style style:name="P15" style:family="paragraph" style:parent-style-name="Standard">
      <style:text-properties fo:font-size="12pt" officeooo:rsid="00223acd" officeooo:paragraph-rsid="00223acd" style:font-size-asian="10.5pt" style:font-size-complex="12pt"/>
    </style:style>
    <style:style style:name="P16" style:family="paragraph" style:parent-style-name="Standard" style:list-style-name="L1">
      <style:text-properties fo:font-size="12pt" officeooo:rsid="00223acd" officeooo:paragraph-rsid="00223acd" style:font-size-asian="10.5pt" style:font-size-complex="12pt"/>
    </style:style>
    <style:style style:name="P17" style:family="paragraph" style:parent-style-name="Standard" style:list-style-name="L2">
      <style:text-properties fo:font-size="12pt" officeooo:rsid="00223acd" officeooo:paragraph-rsid="00223acd" style:font-size-asian="10.5pt" style:font-size-complex="12pt"/>
    </style:style>
    <style:style style:name="P18" style:family="paragraph" style:parent-style-name="Standard" style:list-style-name="L1">
      <style:text-properties fo:font-size="12pt" officeooo:rsid="0022d7c7" officeooo:paragraph-rsid="0022d7c7" style:font-size-asian="10.5pt" style:font-size-complex="12pt"/>
    </style:style>
    <style:style style:name="P19" style:family="paragraph" style:parent-style-name="Standard" style:list-style-name="L1">
      <style:text-properties fo:font-size="12pt" officeooo:rsid="0026bd01" officeooo:paragraph-rsid="0027ec0e" style:font-size-asian="10.5pt" style:font-size-complex="12pt"/>
    </style:style>
    <style:style style:name="P20" style:family="paragraph" style:parent-style-name="Standard" style:list-style-name="L1">
      <style:text-properties fo:font-size="12pt" officeooo:rsid="0026bd01" officeooo:paragraph-rsid="00287c09" style:font-size-asian="10.5pt" style:font-size-complex="12pt"/>
    </style:style>
    <style:style style:name="P21" style:family="paragraph" style:parent-style-name="Standard" style:list-style-name="L1">
      <style:text-properties fo:font-size="12pt" officeooo:rsid="0026bd01" officeooo:paragraph-rsid="002c575b" style:font-size-asian="10.5pt" style:font-size-complex="12pt"/>
    </style:style>
    <style:style style:name="P22" style:family="paragraph" style:parent-style-name="Standard" style:list-style-name="L1">
      <style:text-properties fo:font-size="12pt" officeooo:rsid="0027ec0e" officeooo:paragraph-rsid="0027ec0e" style:font-size-asian="10.5pt" style:font-size-complex="12pt"/>
    </style:style>
    <style:style style:name="P23" style:family="paragraph" style:parent-style-name="Standard" style:list-style-name="L1">
      <style:text-properties fo:font-size="12pt" officeooo:rsid="0027ec0e" officeooo:paragraph-rsid="002c575b" style:font-size-asian="10.5pt" style:font-size-complex="12pt"/>
    </style:style>
    <style:style style:name="P24" style:family="paragraph" style:parent-style-name="Standard" style:list-style-name="L1">
      <style:text-properties fo:font-size="12pt" officeooo:rsid="0027ec0e" officeooo:paragraph-rsid="002ecda3" style:font-size-asian="10.5pt" style:font-size-complex="12pt"/>
    </style:style>
    <style:style style:name="P25" style:family="paragraph" style:parent-style-name="Standard" style:list-style-name="L1">
      <style:text-properties fo:font-size="12pt" officeooo:rsid="00285866" officeooo:paragraph-rsid="00287c09" style:font-size-asian="10.5pt" style:font-size-complex="12pt"/>
    </style:style>
    <style:style style:name="P26" style:family="paragraph" style:parent-style-name="Standard" style:list-style-name="L1">
      <style:text-properties fo:font-size="12pt" officeooo:rsid="00287c09" officeooo:paragraph-rsid="00287c09" style:font-size-asian="10.5pt" style:font-size-complex="12pt"/>
    </style:style>
    <style:style style:name="P27" style:family="paragraph" style:parent-style-name="Standard" style:list-style-name="L1">
      <style:text-properties fo:font-size="12pt" officeooo:rsid="0029f00d" officeooo:paragraph-rsid="0029f00d" style:font-size-asian="10.5pt" style:font-size-complex="12pt"/>
    </style:style>
    <style:style style:name="P28" style:family="paragraph" style:parent-style-name="Standard" style:list-style-name="L1">
      <style:text-properties fo:font-size="12pt" officeooo:rsid="002c575b" officeooo:paragraph-rsid="002ecda3" style:font-size-asian="10.5pt" style:font-size-complex="12pt"/>
    </style:style>
    <style:style style:name="P29" style:family="paragraph" style:parent-style-name="Standard">
      <style:text-properties fo:font-size="14pt" officeooo:rsid="00182c3a" officeooo:paragraph-rsid="0022d7c7" style:font-size-asian="12.25pt" style:font-size-complex="14pt"/>
    </style:style>
    <style:style style:name="T1" style:family="text">
      <style:text-properties officeooo:rsid="001cbee2"/>
    </style:style>
    <style:style style:name="T2" style:family="text">
      <style:text-properties officeooo:rsid="001e0475"/>
    </style:style>
    <style:style style:name="T3" style:family="text">
      <style:text-properties fo:font-size="12pt" officeooo:rsid="0026bd01" style:font-size-asian="10.5pt" style:font-size-complex="12pt"/>
    </style:style>
    <style:style style:name="T4" style:family="text">
      <style:text-properties officeooo:rsid="002046f3"/>
    </style:style>
    <style:style style:name="T5" style:family="text">
      <style:text-properties officeooo:rsid="00223acd"/>
    </style:style>
    <style:style style:name="T6" style:family="text">
      <style:text-properties style:text-position="super 58%"/>
    </style:style>
    <style:style style:name="T7" style:family="text">
      <style:text-properties officeooo:rsid="00234f7a"/>
    </style:style>
    <style:style style:name="T8" style:family="text">
      <style:text-properties officeooo:rsid="0027ec0e"/>
    </style:style>
    <style:style style:name="T9" style:family="text">
      <style:text-properties officeooo:rsid="00285866"/>
    </style:style>
    <style:style style:name="T10" style:family="text">
      <style:text-properties officeooo:rsid="00287c09"/>
    </style:style>
    <style:style style:name="T11" style:family="text">
      <style:text-properties officeooo:rsid="002afe7c"/>
    </style:style>
    <style:style style:name="T12" style:family="text">
      <style:text-properties officeooo:rsid="002c575b"/>
    </style:style>
    <style:style style:name="T13" style:family="text">
      <style:text-properties officeooo:rsid="002e18ef"/>
    </style:style>
    <style:style style:name="T14" style:family="text">
      <style:text-properties officeooo:rsid="002ecda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ssumptions:</text:p>
      <text:list xml:id="list7860846880104352222" text:style-name="L1">
        <text:list-item>
          <text:p text:style-name="P3"><text:span text:style-name="T2">7</text:span>0/30 training/test as our default split for the project</text:p>
        </text:list-item>
        <text:list-item>
          <text:p text:style-name="P7"><text:span text:style-name="T2">SkLearn package</text:span> did n<text:span text:style-name="T4">o</text:span>t support string <text:span text:style-name="T2">class labels or labels for attributes</text:span>, so we created a mapping from words to integers to use instead. This might have conceivably affected the accuracy because noting similar words (through something like Levenshtein distance) could have been advantageous when trying to classify the documents.</text:p>
        </text:list-item>
        <text:list-item>
          <text:p text:style-name="P14">The none class label</text:p>
          <text:list>
            <text:list-item>
              <text:p text:style-name="P14">SkLearn did not support variable numbers of class labels. To handle this we created a None class label to fill the empty spaces</text:p>
            </text:list-item>
            <text:list-item>
              <text:p text:style-name="P8">there were <text:span text:style-name="T4">many</text:span> documents without any class labels at all <text:span text:style-name="T1">(about half)</text:span>, which <text:span text:style-name="T1">was too many to ignore, so we treated an empty list of class labels as a legitimate class label.</text:span></text:p>
            </text:list-item>
            <text:list-item>
              <text:p text:style-name="P14">Because there were so many empty class labels and most <text:span text:style-name="T5">documents had numerous empty spaces this could have negatively impacted the predictions, by causing an over prediction for None</text:span></text:p>
            </text:list-item>
          </text:list>
        </text:list-item>
      </text:list>
      <text:p text:style-name="P12">Files:</text:p>
      <text:list xml:id="list222255189850715" text:continue-numbering="true" text:style-name="L1">
        <text:list-item>
          <text:p text:style-name="P10">Denver worked on the K-nearest neighbors classifier and modified the xmlhandler.</text:p>
        </text:list-item>
        <text:list-item>
          <text:p text:style-name="P10">Daniel worked on the decision tree classifier and the xmlhandler.</text:p>
        </text:list-item>
        <text:list-item>
          <text:p text:style-name="P13">xmlhandler is a storage class that works with xml.sax python implementation to read in the data generated from lab1</text:p>
        </text:list-item>
        <text:list-item>
          <text:p text:style-name="P13">there are two funcitons in main.py one for each model</text:p>
        </text:list-item>
      </text:list>
      <text:p text:style-name="P15">Data:</text:p>
      <text:list xml:id="list481902671002175977" text:style-name="L2">
        <text:list-item>
          <text:p text:style-name="P17">Cultivation</text:p>
          <text:list>
            <text:list-item>
              <text:p text:style-name="P5">uses a XML sax importer to avoid the overhead of building the tree before processing the data</text:p>
            </text:list-item>
            <text:list-item>
              <text:p text:style-name="P5"><text:span text:style-name="T5">is read </text:span>into a sparse matrix format provided by SciPy <text:span text:style-name="T5">to reduce the space needed for the matrix</text:span></text:p>
            </text:list-item>
          </text:list>
        </text:list-item>
        <text:list-item>
          <text:p text:style-name="P5">The sparse matrix format is setup to allow fast splicing by rows, so that we can splice the data easily into a test set and a training set</text:p>
        </text:list-item>
        <text:list-item>
          <text:p text:style-name="P6">The splitting of the data into test and training sets is handled by a single proportion, allowing it to be easily changed.</text:p>
        </text:list-item>
      </text:list>
      <text:p text:style-name="P15">Classifiers:</text:p>
      <text:list xml:id="list222256775001064" text:continue-list="list222255189850715" text:style-name="L1">
        <text:list-item>
          <text:p text:style-name="P1"><text:span text:style-name="T2">b</text:span>oth classifiers we<text:span text:style-name="T2">re</text:span> modules from the <text:span text:style-name="T2">SkLearn</text:span> libraries.</text:p>
        </text:list-item>
        <text:list-item>
          <text:p text:style-name="P4"><text:span text:style-name="T2">b</text:span>oth classifiers can be run on either of the types of feature vectors that we produced in lab1.</text:p>
        </text:list-item>
        <text:list-item>
          <text:p text:style-name="P18">For the accuracy measurements the standard of (True Positives + True Negatives)/ (Total Data) cannot be generalized to simply to our situation. The main issue was the None class label, if we were to count it as a valid class label then accuracy would be very high, even if the prediction algorithm only returned None for every document because there are so many more nones than other labels. To fix this we modified the definition of accuracy as follows</text:p>
          <text:list>
            <text:list-item>
              <text:p text:style-name="P18">true positives are an instance in which the document had a label and the classifier predicted that label</text:p>
            </text:list-item>
            <text:list-item>
              <text:p text:style-name="P18">true negatives means that the document had no class label and the classifier predicted every class label to be None</text:p>
            </text:list-item>
            <text:list-item>
              <text:p text:style-name="P18"><text:soft-page-break/><text:s/>the total data is every class label in the data set + 1 None label for every document that had no label + every instance in which the classifier predicted a label when there was none</text:p>
            </text:list-item>
            <text:list-item>
              <text:p text:style-name="P18">this captures the intuition behind accuracy in that the score is pushed for every incorrect guess but rewarded for every meaningfully correct guess</text:p>
            </text:list-item>
          </text:list>
        </text:list-item>
        <text:list-item>
          <text:p text:style-name="P16">K-nearest neighbors</text:p>
          <text:list>
            <text:list-item>
              <text:p text:style-name="P9"><text:span text:style-name="T5">t</text:span>here is a parameter passed to the function so that the user may choose a k-value to test on, and for this problem, lower values of k seemed to perform better than higher values.</text:p>
            </text:list-item>
            <text:list-item>
              <text:p text:style-name="P11">For a 70/30 split, with k=1, the K-nearest neighbors classifier had an accuracy of about 53% for k = 3, it had an accuracy of around 51.7%</text:p>
            </text:list-item>
            <text:list-item>
              <text:p text:style-name="P22">the offline time for k=1 is 2.10908176393e-06 per Document</text:p>
            </text:list-item>
            <text:list-item>
              <text:p text:style-name="P22">the online time for k=1 is 1.96079707752e-06 per Document</text:p>
            </text:list-item>
            <text:list-item>
              <text:p text:style-name="P26">the offline time for k=3 is 1.82700232934e-06 per Document</text:p>
            </text:list-item>
            <text:list-item>
              <text:p text:style-name="P26">the online time for k=3 is 1.99073804469e-06 per Document</text:p>
            </text:list-item>
          </text:list>
        </text:list-item>
        <text:list-item>
          <text:p text:style-name="P18">Decision Tree Classifier</text:p>
          <text:list>
            <text:list-item>
              <text:p text:style-name="P18">parameters are the split, default 70 <text:span text:style-name="T7">training </text:span>/ 30 <text:span text:style-name="T7">verification</text:span>, the data set to use, default the 2<text:span text:style-name="T6">nd</text:span> data set, and the depth of the tree, default 16</text:p>
            </text:list-item>
            <text:list-item>
              <text:p text:style-name="P28">the accuracy for depth 2 was <text:span text:style-name="T13">53.07%</text:span></text:p>
            </text:list-item>
            <text:list-item>
              <text:p text:style-name="P24">the o<text:span text:style-name="T14">ff</text:span>line time for depth <text:span text:style-name="T9">2</text:span> was 0.00877264771863 per Document</text:p>
            </text:list-item>
            <text:list-item>
              <text:p text:style-name="P19">the o<text:span text:style-name="T14">n</text:span>line <text:span text:style-name="T8">time</text:span> for depth <text:span text:style-name="T9">2</text:span> <text:span text:style-name="T8">was 9.01250221916e-06 per Document</text:span></text:p>
            </text:list-item>
            <text:list-item>
              <text:p text:style-name="P22">accuracy for depth 8 <text:span text:style-name="T12">is 53.2%</text:span></text:p>
            </text:list-item>
            <text:list-item>
              <text:p text:style-name="P21">the offline <text:span text:style-name="T8">time</text:span> for depth <text:span text:style-name="T8">8 is 0.0289969479634 per Document</text:span></text:p>
            </text:list-item>
            <text:list-item>
              <text:p text:style-name="P23">the online time for depth 8 <text:span text:style-name="T12">is 2.01138650065e-05 per Document</text:span></text:p>
            </text:list-item>
            <text:list-item>
              <text:p text:style-name="P20">accuracy for depth 16 on 5<text:span text:style-name="T10">8</text:span>.<text:span text:style-name="T10">38</text:span>%</text:p>
            </text:list-item>
            <text:list-item>
              <text:p text:style-name="P25">the offline time for depth 16 <text:span text:style-name="T12">is 0.0488103726816 per Document</text:span></text:p>
            </text:list-item>
            <text:list-item>
              <text:p text:style-name="P25">the o<text:span text:style-name="T10">n</text:span>line time for depth 16 <text:span text:style-name="T12">is 2.03546777163e-05 per Document</text:span></text:p>
            </text:list-item>
          </text:list>
        </text:list-item>
        <text:list-item>
          <text:p text:style-name="P27">The models are both quite scale-able both enjoy quite short per document online times though the tree model <text:span text:style-name="T11">does have quite a large offline tim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4pt" officeooo:rsid="00182c3a" officeooo:paragraph-rsid="0022d7c7" style:font-size-asian="12.25pt"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CSE 5243: Lab 2</text:p>
        <text:p text:style-name="MP1">Denver Woodward</text:p>
        <text:p text:style-name="MP1">Daniel Gratz</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8T20:19:15.227722086</meta:creation-date>
    <dc:date>2016-10-09T22:22:54.622464346</dc:date>
    <meta:editing-duration>PT2H55M27S</meta:editing-duration>
    <meta:editing-cycles>15</meta:editing-cycles>
    <meta:generator>LibreOffice/4.3.7.2$Linux_X86_64 LibreOffice_project/430$Build-2</meta:generator>
    <meta:document-statistic meta:table-count="0" meta:image-count="0" meta:object-count="0" meta:page-count="2" meta:paragraph-count="48" meta:word-count="772" meta:character-count="4281" meta:non-whitespace-character-count="3597"/>
  </office:meta>
</office:document-meta>
</file>